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grddl:transformation="http://docs.oasis-open.org/office/1.2/xslt/odf2rdf.xsl">
  <office:scripts/>
  <office:font-face-decls>
    <style:font-face style:name="Times New Roman" svg:font-family="'Times New Roman', '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5.79cm" fo:margin-left="-0.101cm" table:align="left" style:writing-mode="lr-tb"/>
    </style:style>
    <style:style style:name="Table1.A" style:family="table-column">
      <style:table-column-properties style:column-width="3.276cm"/>
    </style:style>
    <style:style style:name="Table1.B" style:family="table-column">
      <style:table-column-properties style:column-width="9.054cm"/>
    </style:style>
    <style:style style:name="Table1.C" style:family="table-column">
      <style:table-column-properties style:column-width="1.73cm"/>
    </style:style>
    <style:style style:name="Table1.1" style:family="table-row">
      <style:table-row-properties style:keep-together="false" fo:keep-together="always"/>
    </style:style>
    <style:style style:name="Table1.A1" style:family="table-cell">
      <style:table-cell-properties fo:padding-left="0.101cm" fo:padding-right="0.101cm" fo:padding-top="0cm" fo:padding-bottom="0cm" fo:border="0.002cm solid #000000"/>
    </style:style>
    <style:style style:name="Table1.2" style:family="table-row">
      <style:table-row-properties style:keep-together="true" fo:keep-together="auto"/>
    </style:style>
    <style:style style:name="Table1.D4" style:family="table-cell">
      <style:table-cell-properties style:vertical-align="bottom" fo:padding-left="0.101cm" fo:padding-right="0.101cm" fo:padding-top="0cm" fo:padding-bottom="0cm" fo:border="0.002cm solid #000000"/>
    </style:style>
    <style:style style:name="Table1.A5" style:family="table-cell">
      <style:table-cell-properties fo:padding-left="0.101cm" fo:padding-right="0.101cm" fo:padding-top="0cm" fo:padding-bottom="0cm" fo:border-left="0.002cm solid #000000" fo:border-right="0.002cm solid #000000" fo:border-top="none" fo:border-bottom="0.002cm solid #000000"/>
    </style:style>
    <style:style style:name="Table1.D5" style:family="table-cell">
      <style:table-cell-properties style:vertical-align="bottom" fo:padding-left="0.101cm" fo:padding-right="0.101cm" fo:padding-top="0cm" fo:padding-bottom="0cm" fo:border-left="0.002cm solid #000000" fo:border-right="0.002cm solid #000000" fo:border-top="none" fo:border-bottom="0.002cm solid #000000"/>
    </style:style>
    <style:style style:name="Table2" style:family="table">
      <style:table-properties style:width="16.503cm" fo:margin-left="-0.049cm" table:align="left" style:writing-mode="lr-tb"/>
    </style:style>
    <style:style style:name="Table2.A" style:family="table-column">
      <style:table-column-properties style:column-width="4.844cm"/>
    </style:style>
    <style:style style:name="Table2.B" style:family="table-column">
      <style:table-column-properties style:column-width="0.552cm"/>
    </style:style>
    <style:style style:name="Table2.C" style:family="table-column">
      <style:table-column-properties style:column-width="0.603cm"/>
    </style:style>
    <style:style style:name="Table2.E" style:family="table-column">
      <style:table-column-properties style:column-width="0.601cm"/>
    </style:style>
    <style:style style:name="Table2.F" style:family="table-column">
      <style:table-column-properties style:column-width="0.527cm"/>
    </style:style>
    <style:style style:name="Table2.G" style:family="table-column">
      <style:table-column-properties style:column-width="0.55cm"/>
    </style:style>
    <style:style style:name="Table2.K" style:family="table-column">
      <style:table-column-properties style:column-width="0.637cm"/>
    </style:style>
    <style:style style:name="Table2.L" style:family="table-column">
      <style:table-column-properties style:column-width="0.647cm"/>
    </style:style>
    <style:style style:name="Table2.M" style:family="table-column">
      <style:table-column-properties style:column-width="0.587cm"/>
    </style:style>
    <style:style style:name="Table2.1" style:family="table-row">
      <style:table-row-properties style:keep-together="false" fo:keep-together="always"/>
    </style:style>
    <style:style style:name="Table2.A1" style:family="table-cell">
      <style:table-cell-properties fo:padding-left="0.049cm" fo:padding-right="0.049cm" fo:padding-top="0cm" fo:padding-bottom="0cm" fo:border="0.002cm solid #000000"/>
    </style:style>
    <style:style style:name="Table2.2" style:family="table-row">
      <style:table-row-properties style:keep-together="true" fo:keep-together="auto"/>
    </style:style>
    <style:style style:name="Table3" style:family="table">
      <style:table-properties style:width="16.503cm" fo:margin-left="-0.049cm" table:align="left" style:writing-mode="lr-tb"/>
    </style:style>
    <style:style style:name="Table3.A" style:family="table-column">
      <style:table-column-properties style:column-width="4.844cm"/>
    </style:style>
    <style:style style:name="Table3.B" style:family="table-column">
      <style:table-column-properties style:column-width="0.552cm"/>
    </style:style>
    <style:style style:name="Table3.C" style:family="table-column">
      <style:table-column-properties style:column-width="0.603cm"/>
    </style:style>
    <style:style style:name="Table3.E" style:family="table-column">
      <style:table-column-properties style:column-width="0.601cm"/>
    </style:style>
    <style:style style:name="Table3.F" style:family="table-column">
      <style:table-column-properties style:column-width="0.527cm"/>
    </style:style>
    <style:style style:name="Table3.G" style:family="table-column">
      <style:table-column-properties style:column-width="0.55cm"/>
    </style:style>
    <style:style style:name="Table3.K" style:family="table-column">
      <style:table-column-properties style:column-width="0.637cm"/>
    </style:style>
    <style:style style:name="Table3.L" style:family="table-column">
      <style:table-column-properties style:column-width="0.647cm"/>
    </style:style>
    <style:style style:name="Table3.M" style:family="table-column">
      <style:table-column-properties style:column-width="0.587cm"/>
    </style:style>
    <style:style style:name="Table3.1" style:family="table-row">
      <style:table-row-properties style:keep-together="false" fo:keep-together="always"/>
    </style:style>
    <style:style style:name="Table3.A1" style:family="table-cell">
      <style:table-cell-properties fo:padding-left="0.049cm" fo:padding-right="0.049cm" fo:padding-top="0cm" fo:padding-bottom="0cm" fo:border="0.002cm solid #000000"/>
    </style:style>
    <style:style style:name="Table3.2" style:family="table-row">
      <style:table-row-properties style:keep-together="true" fo:keep-together="auto"/>
    </style:style>
    <style:style style:name="Table4" style:family="table">
      <style:table-properties style:width="15.79cm" fo:margin-left="-0.101cm" table:align="left" style:writing-mode="lr-tb"/>
    </style:style>
    <style:style style:name="Table4.A" style:family="table-column">
      <style:table-column-properties style:column-width="3.276cm"/>
    </style:style>
    <style:style style:name="Table4.B" style:family="table-column">
      <style:table-column-properties style:column-width="9.91cm"/>
    </style:style>
    <style:style style:name="Table4.C" style:family="table-column">
      <style:table-column-properties style:column-width="2.605cm"/>
    </style:style>
    <style:style style:name="Table4.1" style:family="table-row">
      <style:table-row-properties style:keep-together="true" fo:keep-together="auto"/>
    </style:style>
    <style:style style:name="Table4.A1" style:family="table-cell">
      <style:table-cell-properties fo:padding-left="0.101cm" fo:padding-right="0.101cm" fo:padding-top="0cm" fo:padding-bottom="0cm" fo:border="0.002cm solid #000000"/>
    </style:style>
    <style:style style:name="P1" style:family="paragraph" style:parent-style-name="footer">
      <style:paragraph-properties fo:padding-left="0cm" fo:padding-right="0cm" fo:padding-top="0.176cm" fo:padding-bottom="0cm" fo:border-left="none" fo:border-right="none" fo:border-top="0.002cm solid #000000" fo:border-bottom="none">
        <style:tab-stops>
          <style:tab-stop style:position="16.002cm" style:type="right"/>
        </style:tab-stops>
      </style:paragraph-properties>
      <style:text-properties fo:font-size="8pt" fo:font-style="italic" style:font-size-asian="8pt" style:font-style-asian="italic" style:font-size-complex="8pt" style:font-style-complex="italic"/>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style:font-name="Arial" fo:font-weight="bold" style:font-name-asian="Arial" style:font-weight-asian="bold" style:font-name-complex="Arial" style:font-weight-complex="bold"/>
    </style:style>
    <style:style style:name="P4" style:family="paragraph" style:parent-style-name="Standard">
      <style:paragraph-properties fo:text-align="justify" style:justify-single-word="false"/>
      <style:text-properties style:font-name="Arial" style:font-name-asian="Arial" style:font-name-complex="Arial"/>
    </style:style>
    <style:style style:name="P5" style:family="paragraph" style:parent-style-name="Standard">
      <style:paragraph-properties fo:text-align="center" style:justify-single-word="false"/>
      <style:text-properties style:font-name="Arial" style:font-name-asian="Arial" style:font-name-complex="Arial"/>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margin-left="1.005cm" fo:margin-right="0cm" fo:text-align="center" style:justify-single-word="false" fo:text-indent="0cm" style:auto-text-indent="false"/>
      <style:text-properties style:font-name="Arial" style:font-name-asian="Arial" style:font-name-complex="Arial"/>
    </style:style>
    <style:style style:name="P9" style:family="paragraph" style:parent-style-name="Standard">
      <style:paragraph-properties fo:margin-left="11.964cm" fo:margin-right="0cm" fo:text-align="justify" style:justify-single-word="false" fo:text-indent="0cm" style:auto-text-indent="false"/>
    </style:style>
    <style:style style:name="P10" style:family="paragraph" style:parent-style-name="Standard">
      <style:paragraph-properties fo:margin-left="1.251cm" fo:margin-right="0cm" fo:text-align="justify" style:justify-single-word="false" fo:text-indent="-1.251cm" style:auto-text-indent="false">
        <style:tab-stops/>
      </style:paragraph-properties>
    </style:style>
    <style:style style:name="P11" style:family="paragraph" style:parent-style-name="infoblue">
      <style:paragraph-properties fo:margin-left="0cm" fo:margin-right="0cm" fo:text-indent="0cm" style:auto-text-indent="false"/>
    </style:style>
    <style:style style:name="P12" style:family="paragraph" style:parent-style-name="infoblue">
      <style:paragraph-properties fo:margin-top="0.169cm" fo:margin-bottom="0.508cm"/>
    </style:style>
    <style:style style:name="P13" style:family="paragraph" style:parent-style-name="infoblue">
      <style:paragraph-properties fo:margin-top="0.169cm" fo:margin-bottom="0.508cm"/>
      <style:text-properties fo:color="#000000"/>
    </style:style>
    <style:style style:name="P14" style:family="paragraph" style:parent-style-name="heading_20_2">
      <style:text-properties fo:text-transform="uppercase"/>
    </style:style>
    <style:style style:name="P15" style:family="paragraph" style:parent-style-name="footer">
      <style:paragraph-properties>
        <style:tab-stops/>
      </style:paragraph-properties>
      <style:text-properties style:font-name="Times New Roman" fo:font-weight="bold" style:font-name-asian="Times New Roman" style:font-weight-asian="bold" style:font-name-complex="Times New Roman" style:font-weight-complex="bold"/>
    </style:style>
    <style:style style:name="P16" style:family="paragraph" style:parent-style-name="footer">
      <style:paragraph-properties>
        <style:tab-stops/>
      </style:paragraph-properties>
      <style:text-properties fo:font-size="10pt" fo:font-weight="bold" style:font-size-asian="10pt" style:font-weight-asian="bold" style:font-size-complex="10pt" style:font-weight-complex="bold"/>
    </style:style>
    <style:style style:name="P17" style:family="paragraph" style:parent-style-name="footer">
      <style:paragraph-properties fo:text-align="center" style:justify-single-word="false">
        <style:tab-stops/>
      </style:paragraph-properties>
      <style:text-properties fo:font-size="10pt" fo:font-weight="bold" style:font-size-asian="10pt" style:font-weight-asian="bold" style:font-size-complex="10pt" style:font-weight-complex="bold"/>
    </style:style>
    <style:style style:name="P18" style:family="paragraph" style:parent-style-name="footer">
      <style:paragraph-properties fo:text-align="center" style:justify-single-word="false">
        <style:tab-stops/>
      </style:paragraph-properties>
      <style:text-properties fo:font-size="10pt" style:font-size-asian="10pt" style:font-size-complex="10pt"/>
    </style:style>
    <style:style style:name="P19" style:family="paragraph" style:parent-style-name="footer">
      <style:paragraph-properties>
        <style:tab-stops/>
      </style:paragraph-properties>
      <style:text-properties fo:font-size="10pt" style:font-size-asian="10pt" style:font-size-complex="10pt"/>
    </style:style>
    <style:style style:name="P20" style:family="paragraph" style:parent-style-name="footer">
      <style:text-properties style:font-name="Arial" fo:font-size="10pt" style:font-name-asian="Arial" style:font-size-asian="10pt" style:language-asian="en" style:country-asian="US" style:font-name-complex="Arial" style:font-size-complex="10pt"/>
    </style:style>
    <style:style style:name="P21" style:family="paragraph" style:parent-style-name="infoblue">
      <style:text-properties fo:color="#ff0000"/>
    </style:style>
    <style:style style:name="P22" style:family="paragraph" style:parent-style-name="infoblue">
      <style:text-properties style:use-window-font-color="true" fo:font-size="8pt" style:font-size-asian="8pt" style:font-size-complex="8pt"/>
    </style:style>
    <style:style style:name="P23" style:family="paragraph" style:parent-style-name="Standard">
      <style:text-properties fo:text-transform="uppercase"/>
    </style:style>
    <style:style style:name="P24" style:family="paragraph" style:parent-style-name="heading_20_2" style:master-page-name="Convert_20_1">
      <style:paragraph-properties style:page-number="auto"/>
      <style:text-properties fo:text-transform="uppercase"/>
    </style:style>
    <style:style style:name="P25" style:family="paragraph" style:parent-style-name="heading_20_2">
      <style:text-properties fo:text-transform="uppercase"/>
    </style:style>
    <style:style style:name="P26" style:family="paragraph" style:parent-style-name="heading_20_3" style:master-page-name="Standard">
      <style:paragraph-properties fo:text-align="center" style:justify-single-word="false" style:page-number="auto"/>
      <style:text-properties fo:font-size="12pt" style:font-size-asian="12pt" style:font-size-complex="12pt"/>
    </style:style>
    <style:style style:name="P27" style:family="paragraph" style:parent-style-name="conteudo">
      <style:text-properties fo:color="#000000"/>
    </style:style>
    <style:style style:name="fr1" style:family="graphic" style:parent-style-name="Frame">
      <style:graphic-properties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3">FACULDADE DE ENGENHARIA DE COMPUTAÇÃO</text:h>
      <text:p text:style-name="P3"/>
      <text:p text:style-name="P3">PROJETO FINAL I e II</text:p>
      <text:p text:style-name="P3"/>
      <text:p text:style-name="P3">PLANO DE TRABALHO</text:p>
      <text:p text:style-name="P2"/>
      <text:p text:style-name="P5">Gerenciador Acadêmico de Projetos</text:p>
      <text:p text:style-name="P4"/>
      <text:p text:style-name="P8">Guilherme do Amaral Ceolin</text:p>
      <text:p text:style-name="P2"/>
      <text:p text:style-name="P9">&lt;DATA&gt;</text:p>
      <text:p text:style-name="P2"><text:bookmark-start text:name="_Toc37042834"/></text:p>
      <text:p text:style-name="P11">O trabalho a ser desenvolvido compreenderá um ciclo completo de desenvolvimento que será gerido pelo aluno. Como resultado, será obtido um artefato computacional.</text:p>
      <text:p text:style-name="P2"/>
      <text:h text:style-name="P14" text:outline-level="2">Definições e Abreviaturas<text:bookmark-end text:name="_Toc37042834"/></text:h>
      <text:p text:style-name="infoblue">Listar todas as definições e abreviaturas encontradas no documento.</text:p>
      <text:p text:style-name="P10">Artefato Computacional – sistema de software ou de hardware, ou ainda uma combinação dos dois, que será desenvolvido com vistas à solução de um ou mais problemas identificados em um ambiente de interesse.</text:p>
      <text:p text:style-name="P10"/>
      <text:p text:style-name="P10">Diagrama de Arquitetura – é uma representação gráfica onde aparecem os módulos do artefato computacional a ser desenvolvido e as entidades externas, com seus fluxos de dados. Os módulos podem ser de dois tipos: prontos e que serão integrados, ou a serem desenvolvidos. Podem existir também módulos que existem e serão modificados. Os fluxos têm formatos que devem ser apresentados. Deve-se usar as regras gerais para a definição de diagramas funcionais.</text:p>
      <text:p text:style-name="P2"/>
      <text:p text:style-name="infored">GIT</text:p>
      <text:p text:style-name="infored">VPS</text:p>
      <text:p text:style-name="infored">Framework</text:p>
      <text:p text:style-name="infored"/>
      <text:p text:style-name="P2"/>
      <text:h text:style-name="P24" text:outline-level="2"><text:bookmark-start text:name="_Toc46033586"/>I<text:bookmark-end text:name="_Toc46033586"/>ntrodução</text:h>
      <text:p text:style-name="conteudo">No âmbito acadêmico universitário, mais especificamente nas áreas relacionadas a tecnologia da informação, é comum serem realizados projetos pela comunidade discente, tanto em caráter individual como em grupos, normalmente orientados por um ou mais membros do corpo docente.</text:p>
      <text:p text:style-name="conteudo">Normalmente, estes projetos são desenvolvidos com total liberdade de uso do tempo por parte dos discentes envolvidos, e sem o auxilio de ferramenta alguma. Quando muito, são utilizadas apenas planilhas simples,compartilhadas através de e-mail, entre os membros do projeto.</text:p>
      <text:p text:style-name="conteudo">Por parte do docente responsável, o controle das atividades realizadas não segue um padrão, sendo também, muitas vezes, realizado através de planilhas simples, ou até mesmo fichas de papel, aonde são anotados os progressos do projeto. </text:p>
      <text:p text:style-name="conteudo">Para verificar o andamento, é cobrado dos membros do projeto que enviem seus progressos através de e-mail, ou, em alguns casos, é realizada uma entrevista. Em ambos os casos, este processo leva algum tempo, especialmente no caso de entrevistas, que, dependendo do numero de grupos de projeto, podem levar uma aula toda.</text:p>
      <text:p text:style-name="P22"><text:s/></text:p>
      <text:p text:style-name="infored">Falar da Comunicação, recados, etc.</text:p>
      <text:p text:style-name="infoblue">Fornecer uma visão panorâmica de onde se insere o trabalho a ser desenvolvido. Contextualizar o ambiente onde será inserido o artefato a ser desenvolvido. Procurar apresentar como funciona esse ambiente, pessoas envolvidas, sistemas existentes. Não considerar, neste espaço, a existência do artefato que será desenvolvido, pois este é a solução do(s) problema(s) apresentado(s) e escolhido(s) a seguir. Não abordar o TCC, o artefato ou o seu objetivo.</text:p>
      <text:p text:style-name="P2"/>
      <text:h text:style-name="P14" text:outline-level="2"><text:bookmark-start text:name="_Toc46308416"/>C<text:bookmark-end text:name="_Toc46308416"/>aracterização de Problemas e objetivo(s)</text:h>
      <text:p text:style-name="conteudo">Devido a este ambiente anteriormente descrito, os discentes muitas vezes deixam o ambiente acadêmico sem nunca ter contato com uma ferramenta de gerenciamento de projetos, que muito provavelmente usarão no mercado de trabalho.</text:p>
      <text:p text:style-name="conteudo">Não existe um canal bom comunicação entre o orientador e o grupo, seja para tirar duvidas ou apenas dar recados. Essa comunicação também é falha no escopo da turma, aonde seria interessante haver este canal, afim de uma comunicação unilateral por parte do orientador. </text:p>
      <text:p text:style-name="conteudo">Alem disso, muito tempo é gasto, tanto para os membros do projeto descreverem suas atividades na planilha, como para o orientador, que precisa avaliar através de entrevistas o andamento. Na avaliação final, também há uma grande perda de tempo por parte do orientador, para encontrar todas as anotações sobre o andamento ao longo do semestre, afim de avaliar o projeto. </text:p>
      <text:p text:style-name="conteudo">Sendo assim, o problema que este projeto se propõe a resolver resume-se em diminuir este tempo de avaliação, ou seja, concentrar as informações do andamento do projeto, para que, tanto no acompanhamento semanal, como na avaliação final, o tempo seja reduzido, com isso transformar as entrevistas em aula num canal de duvidas.</text:p>
      <text:p text:style-name="P12"><text:s/>Descrever detalhadamente o(s) problema(s) que existem no ambiente descrito na introdução. Deverá ser escolhido um ou mais problemas para serem solucionados. Este(s) problema(s) escolhido(s) deve(m) ser salientado(s) com sendo o(s) objetivo(s) do trabalho. Deixe para o último parágrafo a apresentação do(s) objetivo(s). Cada objetivo definido necessitará ser avaliado e, portanto, ser considerado no plano de avaliação a seguir.</text:p>
      <text:p text:style-name="P2"><text:soft-page-break/></text:p>
      <text:h text:style-name="P14" text:outline-level="2"><text:bookmark-start text:name="_Toc49663069"/>Plano de Avaliação do <text:bookmark-end text:name="_Toc49663069"/>Trabalho</text:h>
      <text:p text:style-name="conteudo">Para avaliar o objetivo, será utilizada a figura de um especialista, que será exercido por um professor com experiência em avaliações <text:s/>semanais de projetos acadêmicos.</text:p>
      <text:p text:style-name="conteudo">O especialista ficaria responsável por medir o tempo usado para avaliar o desenrolar de um projeto no período de uma semana. Em seguida, usando sua experiência com analise de projetos anteriores, estimará o tempo levado para avaliar as mesmas atividades se utilizado o método tradicional, ou seja, através de entrevistas e/ou analise de documentos previamente escritos.</text:p>
      <text:p text:style-name="conteudo">A preparação para essa avaliação deverá ser feita seguindo os seguintes passos:</text:p>
      <text:p text:style-name="conteudo">primeiro o especialista lista uma serie de atividades que comumente são realizadas no período de uma semana. Esta lista deverá conter as tarefas a serem realizadas, os documentos a serem escritos ( ou a fração dele ), bem como a quantidade de linhas de código fonte, caso este seja alvo habitual das avaliações semanais.</text:p>
      <text:p text:style-name="conteudo">Em seguida, fica o desenvolver do projeto responsável por simular essas atividades no ambiente do Gerenciador de Projetos, para posterior analise por parte do especialista.</text:p>
      <text:p text:style-name="conteudo">Fica também sob responsabilidade do desenvolver do projeto elaborar um guia de utilização do Gerenciador de Projetos, que contemple todo o fluxo de avaliação, que será seguido pelo especialista no momento da mesma.</text:p>
      <text:p text:style-name="conteudo">Após feita a avaliação, fica o especialista responsável por determinar um percentual de redução do tempo da mesma. </text:p>
      <text:p text:style-name="conteudo">Havendo uma redução de tempo de pelo menos 50%, o trabalho pode ser considerado um sucesso. </text:p>
      <text:p text:style-name="infored">Redução de quantos % ? </text:p>
      <text:p text:style-name="infored">Basta citar o guia de utilização, ou descrever este guia aqui?&lt; pode citar, mas pensar também em TREINAMENTO &gt;</text:p>
      <text:p text:style-name="infoblue">Relacionar cada um dos objetivos do trabalho em conjunto com as formas e medidas que pretende usar para avaliar o mesmo. Deixar claro com quais atividades e dados o trabalho poderá ser validado, ou seja, considerado um sucesso ou fracasso. Haverá mais uma atividade no escopo do trabalho, a seguir, que é a execução do plano de avaliação e a análise dos resultados obtidos, sua denominação é Avaliar e Validar o Trabalho.</text:p>
      <text:p text:style-name="P2"/>
      <text:h text:style-name="P14" text:outline-level="2">proposta de solução</text:h>
      <text:p text:style-name="conteudo">Desenvolver uma ferramenta para gerenciamento do projeto, aonde seja possível registrar atividades a serem realizadas, e também o progresso das mesmas.Também faz parte do escopo da ferramenta uma meio de comunicação entre os membros do projeto e o responsável, alem de uma interface de gerenciamento dos membros de um determinado projeto e uma interface integrada com controle de versão GIT, para fácil acesso ao código, via interface web.</text:p>
      <text:p text:style-name="conteudo">Uma vez que nos laboratórios acadêmicos não há lugar fixo, toda a ferramenta será desenvolvida para a plataforma web, afim de que possa ser acessada de qualquer uma das maquinas, bem como de computadores pessoas, dentro ou fora da universidade.</text:p>
      <text:p text:style-name="conteudo">Haverá um modulo de gerenciamento de tarefas, aonde será possível inserir, editar e remover tarefas de um determinado projeto. Será também registrado as datas das mudanças de estado dessas tarefas, para controle posterior, por parte do professor responsável.</text:p>
      <text:p text:style-name="conteudo"><text:soft-page-break/>Um modulo de autenticação também será implementado, que deverá tratar o registro de novos usuários, o acesso desses usuários ao sistema, bem como a gerência das informações pessoais deles, individualmente.</text:p>
      <text:p text:style-name="conteudo">Relacionado com o modulo anterior, haverá dois módulos, um para autorização, e um de gerência de recursos humano. O primeiro deverá controlar o acesso dos usuários já registrados no sistema, a determinados projetos, ou partes deles. Este será o responsável pelos papeis, e níveis de acesso destes papeis. O segundo modulo citado refere-se a controle dos membros dos projetos. Os discentes responsáveis pelo projeto poderão adicionar e remover membros dos projetos através deste modulo.</text:p>
      <text:p text:style-name="conteudo">Um modulo de comunicação também será implementado. Através dele será possível os membros de um projeto se comunicarem, alem de ser possível também a comunicação <text:s/>com outros usuários do sistema, e com os Docentes responsáveis. Essas mensagens são internas ao sistema, não serão enviadas por e-mail. Cada usuário terá uma caixa de entrada de mensagens, aonde poderá ler, responder e excluir mensagens.</text:p>
      <text:p text:style-name="conteudo">Haverá um modulo de integração com as agendas do Google, individual para cada usuário, aonde serão salvas das datas de um projeto, sejam das tarefas associadas a um usuário, ou do projeto em si.</text:p>
      <text:p text:style-name="conteudo">Cada projeto também terá arquivos relacionados, que serão enviados por seus membros. Estes envios serão efetuados através de um modulo de envio de arquivos.</text:p>
      <text:p text:style-name="P27"/>
      <text:p text:style-name="infored">Pensar no diagrama de Arquitetura. Isso deveria estar mais pro final do semestre, não?</text:p>
      <text:p text:style-name="P12">Descrever sucintamente o quê se pretende desenvolver como solução ao(s) problema(s) escolhido(s) para ser(em) solucionado(s).</text:p>
      <text:p text:style-name="P12">Incluir um diagrama de arquitetura.</text:p>
      <text:p text:style-name="P2"/>
      <text:h text:style-name="P14" text:outline-level="2">Estado da Evolução / Arte</text:h>
      <text:p text:style-name="P21">Falar sobre o Rally, sobre o Pivotal e sobre o Restrospectiva</text:p>
      <text:p text:style-name="infoblue">Descrever o estado da evolução / arte, i.e., o quê existe de mais novo em relação a trabalhos semelhantes que estejam disponíveis. Apresentar trabalhos e artefatos que sejam semelhantes ao que se pretende desenvolver. Considerar tanto aspectos tecnológicos, que se pretende usar no desenvolvimento, como funcionalidades realizadas. Realizar uma pesquisa de artefatos parecidos, indicar referências para os mesmos, e apresentar comparações com o artefato que se deseja desenvolver. Se não for possível realizar uma comparação, o trabalho escolhido não pode ser considerado aqui.</text:p>
      <text:p text:style-name="P2"/>
      <text:h text:style-name="P14" text:outline-level="2">Método<text:bookmark-start text:name="_Toc49663071"/> DE DESENVOLVIMENTO<text:bookmark-end text:name="_Toc49663071"/></text:h>
      <text:p text:style-name="P21">Scrum SOLO</text:p>
      <text:p text:style-name="infoblue">Apresentar o método a ser utilizado para o desenvolvimento do artefato. Usar uma referência para indicar o seu detalhamento (não há necessidade de apresentar esse detalhamento). Apresente o conjunto de atividades compreendidas no método. Estas devem aparecer no escopo do trabalho, a seguir. Ex.: desenvolvimento incremental ou orientado por protótipos.</text:p>
      <text:p text:style-name="P2"/>
      <text:h text:style-name="P14" text:outline-level="2"><text:bookmark-start text:name="_Toc49663072"/>Duração<text:bookmark-end text:name="_Toc49663072"/></text:h>
      <text:p text:style-name="infoblue">Informar a duração total do trabalho.<text:bookmark-start text:name="_Toc46299221"/> Usar como unidade meses ou semanas. Considerar o calendário da <text:soft-page-break/>Universidade para isso. Considerar também se o mês de julho (férias escolares) vai ser contabilizado. A data para o fim do trabalho deve ser considerada como ocorrendo na segunda semana do mês de novembro. O início do primeiro semestre se dá em 9/2/09 e seu fim em 2/6/09. O início do segundo semestre se dá em 3/8/09 e a entrega do trabalho em 10/11/09.</text:p>
      <text:p text:style-name="P2"><text:bookmark-end text:name="_Toc46299221"/></text:p>
      <text:h text:style-name="P14" text:outline-level="2">CRONOGRAMA</text:h>
      <text:p text:style-name="infoblue">Identificar cada uma das atividades a ser realizada durante toda a duração do trabalho. Detalhar a decomposição do trabalho a ser realizado. Utilizar símbolos (p.e. A1 ou 1) na identificação das atividades. Utilizar verbos na descrição, para evitar confusões com os resultados das atividades. Considerar todas as atividades que constam da metodologia escolhida. Não esquecer de incluir as atividades “Gerenciar o TCC”, “Preparar Defesa do TCC” e “Avaliar e Validar o Trabalho”.</text:p>
      <text:p text:style-name="Standard"/>
      <table:table table:name="Table1" table:style-name="Table1">
        <table:table-column table:style-name="Table1.A"/>
        <table:table-column table:style-name="Table1.B"/>
        <table:table-column table:style-name="Table1.C" table:number-columns-repeated="2"/>
        <table:table-row table:style-name="Table1.1">
          <table:table-cell table:style-name="Table1.A1" office:value-type="string">
            <text:p text:style-name="P7">Identificação da Atividade</text:p>
          </table:table-cell>
          <table:table-cell table:style-name="Table1.A1" office:value-type="string">
            <text:p text:style-name="P6">Descrição</text:p>
          </table:table-cell>
          <table:table-cell table:style-name="Table1.A1" table:number-columns-spanned="2" office:value-type="string">
            <text:p text:style-name="P7">Duração</text:p>
            <text:p text:style-name="P6"><text:s text:c="2"/>Início <text:s text:c="7"/>Fim</text:p>
          </table:table-cell>
          <table:covered-table-cell/>
        </table:table-row>
        <table:table-row table:style-name="Table1.2">
          <table:table-cell table:style-name="Table1.A1" office:value-type="string">
            <text:p text:style-name="Standard">A1</text:p>
          </table:table-cell>
          <table:table-cell table:style-name="Table1.A1" office:value-type="string">
            <text:p text:style-name="Standard">Gerenciar o TCC</text:p>
          </table:table-cell>
          <table:table-cell table:style-name="Table1.A1" office:value-type="string">
            <text:p text:style-name="Standard">18/2/11</text:p>
          </table:table-cell>
          <table:table-cell table:style-name="Table1.A1" office:value-type="string">
            <text:p text:style-name="Standard">10/11/11</text:p>
          </table:table-cell>
        </table:table-row>
        <table:table-row table:style-name="Table1.2">
          <table:table-cell table:style-name="Table1.A1" office:value-type="string">
            <text:p text:style-name="Standard">A2</text:p>
          </table:table-cell>
          <table:table-cell table:style-name="Table1.A1" office:value-type="string">
            <text:p text:style-name="Standard">Montar Backlog</text:p>
          </table:table-cell>
          <table:table-cell table:style-name="Table1.A1" office:value-type="string">
            <text:p text:style-name="Standard">31/3/11</text:p>
          </table:table-cell>
          <table:table-cell table:style-name="Table1.A1" office:value-type="string">
            <text:p text:style-name="Standard">15/4/11</text:p>
          </table:table-cell>
        </table:table-row>
        <table:table-row table:style-name="Table1.2">
          <table:table-cell table:style-name="Table1.A1" office:value-type="string">
            <text:p text:style-name="Standard">S1</text:p>
          </table:table-cell>
          <table:table-cell table:style-name="Table1.A1" office:value-type="string">
            <text:p text:style-name="Standard">Sprint 1</text:p>
          </table:table-cell>
          <table:table-cell table:style-name="Table1.A1" office:value-type="string">
            <text:p text:style-name="Standard">15/4/11</text:p>
          </table:table-cell>
          <table:table-cell table:style-name="Table1.D4" office:value-type="string">
            <text:p text:style-name="Standard">29/4/11</text:p>
          </table:table-cell>
        </table:table-row>
        <table:table-row table:style-name="Table1.2">
          <table:table-cell table:style-name="Table1.A5" office:value-type="string">
            <text:p text:style-name="Standard">S2</text:p>
          </table:table-cell>
          <table:table-cell table:style-name="Table1.A5" office:value-type="string">
            <text:p text:style-name="Standard">Sprint 2</text:p>
          </table:table-cell>
          <table:table-cell table:style-name="Table1.A5" office:value-type="string">
            <text:p text:style-name="Standard">30/4/11</text:p>
          </table:table-cell>
          <table:table-cell table:style-name="Table1.D5" office:value-type="string">
            <text:p text:style-name="Standard">13/5/11</text:p>
          </table:table-cell>
        </table:table-row>
        <table:table-row table:style-name="Table1.2">
          <table:table-cell table:style-name="Table1.A5" office:value-type="string">
            <text:p text:style-name="Standard">S3</text:p>
          </table:table-cell>
          <table:table-cell table:style-name="Table1.A5" office:value-type="string">
            <text:p text:style-name="Standard">Sprint 3</text:p>
          </table:table-cell>
          <table:table-cell table:style-name="Table1.A5" office:value-type="string">
            <text:p text:style-name="Standard">14/5/11</text:p>
          </table:table-cell>
          <table:table-cell table:style-name="Table1.D5" office:value-type="string">
            <text:p text:style-name="Standard">27/5/11</text:p>
          </table:table-cell>
        </table:table-row>
        <table:table-row table:style-name="Table1.2">
          <table:table-cell table:style-name="Table1.A5" office:value-type="string">
            <text:p text:style-name="Standard">S4</text:p>
          </table:table-cell>
          <table:table-cell table:style-name="Table1.A5" office:value-type="string">
            <text:p text:style-name="Standard">Sprint 4</text:p>
          </table:table-cell>
          <table:table-cell table:style-name="Table1.A5" office:value-type="string">
            <text:p text:style-name="Standard">28/5/11</text:p>
          </table:table-cell>
          <table:table-cell table:style-name="Table1.D5" office:value-type="string">
            <text:p text:style-name="Standard">10/6/11</text:p>
          </table:table-cell>
        </table:table-row>
        <table:table-row table:style-name="Table1.2">
          <table:table-cell table:style-name="Table1.A5" office:value-type="string">
            <text:p text:style-name="Standard">S5</text:p>
          </table:table-cell>
          <table:table-cell table:style-name="Table1.A5" office:value-type="string">
            <text:p text:style-name="Standard">Sprint 5</text:p>
          </table:table-cell>
          <table:table-cell table:style-name="Table1.A5" office:value-type="string">
            <text:p text:style-name="Standard">11/6/11</text:p>
          </table:table-cell>
          <table:table-cell table:style-name="Table1.D5" office:value-type="string">
            <text:p text:style-name="Standard">24/4/11</text:p>
          </table:table-cell>
        </table:table-row>
        <table:table-row table:style-name="Table1.2">
          <table:table-cell table:style-name="Table1.A5" office:value-type="string">
            <text:p text:style-name="Standard">S6</text:p>
          </table:table-cell>
          <table:table-cell table:style-name="Table1.A5" office:value-type="string">
            <text:p text:style-name="Standard">Sprint 6</text:p>
          </table:table-cell>
          <table:table-cell table:style-name="Table1.A5" office:value-type="string">
            <text:p text:style-name="Standard">25/6/11</text:p>
          </table:table-cell>
          <table:table-cell table:style-name="Table1.D5" office:value-type="string">
            <text:p text:style-name="Standard">08/7/11</text:p>
          </table:table-cell>
        </table:table-row>
        <table:table-row table:style-name="Table1.2">
          <table:table-cell table:style-name="Table1.A5" office:value-type="string">
            <text:p text:style-name="Standard">S7</text:p>
          </table:table-cell>
          <table:table-cell table:style-name="Table1.A5" office:value-type="string">
            <text:p text:style-name="Standard">Sprint 7</text:p>
          </table:table-cell>
          <table:table-cell table:style-name="Table1.A5" office:value-type="string">
            <text:p text:style-name="Standard">09/7/11</text:p>
          </table:table-cell>
          <table:table-cell table:style-name="Table1.D5" office:value-type="string">
            <text:p text:style-name="Standard">22/7/11</text:p>
          </table:table-cell>
        </table:table-row>
        <table:table-row table:style-name="Table1.2">
          <table:table-cell table:style-name="Table1.A5" office:value-type="string">
            <text:p text:style-name="Standard">S8</text:p>
          </table:table-cell>
          <table:table-cell table:style-name="Table1.A5" office:value-type="string">
            <text:p text:style-name="Standard">Sprint 8</text:p>
          </table:table-cell>
          <table:table-cell table:style-name="Table1.A5" office:value-type="string">
            <text:p text:style-name="Standard">23/7/11</text:p>
          </table:table-cell>
          <table:table-cell table:style-name="Table1.D5" office:value-type="string">
            <text:p text:style-name="Standard">05/8/11</text:p>
          </table:table-cell>
        </table:table-row>
        <table:table-row table:style-name="Table1.2">
          <table:table-cell table:style-name="Table1.A5" office:value-type="string">
            <text:p text:style-name="Standard">S9</text:p>
          </table:table-cell>
          <table:table-cell table:style-name="Table1.A5" office:value-type="string">
            <text:p text:style-name="Standard">Sprint 9</text:p>
          </table:table-cell>
          <table:table-cell table:style-name="Table1.A5" office:value-type="string">
            <text:p text:style-name="Standard">06/7/11</text:p>
          </table:table-cell>
          <table:table-cell table:style-name="Table1.D5" office:value-type="string">
            <text:p text:style-name="Standard">19/7/11</text:p>
          </table:table-cell>
        </table:table-row>
        <table:table-row table:style-name="Table1.2">
          <table:table-cell table:style-name="Table1.A5" office:value-type="string">
            <text:p text:style-name="Standard">S10</text:p>
          </table:table-cell>
          <table:table-cell table:style-name="Table1.A5" office:value-type="string">
            <text:p text:style-name="Standard">Sprint 10</text:p>
          </table:table-cell>
          <table:table-cell table:style-name="Table1.A5" office:value-type="string">
            <text:p text:style-name="Standard">20/7/11</text:p>
          </table:table-cell>
          <table:table-cell table:style-name="Table1.D5" office:value-type="string">
            <text:p text:style-name="Standard">02/9/11</text:p>
          </table:table-cell>
        </table:table-row>
        <table:table-row table:style-name="Table1.2">
          <table:table-cell table:style-name="Table1.A5" office:value-type="string">
            <text:p text:style-name="Standard">M1</text:p>
          </table:table-cell>
          <table:table-cell table:style-name="Table1.A5" office:value-type="string">
            <text:p text:style-name="Standard">Escrever Monografia</text:p>
          </table:table-cell>
          <table:table-cell table:style-name="Table1.A5" office:value-type="string">
            <text:p text:style-name="Standard">11/9/11</text:p>
          </table:table-cell>
          <table:table-cell table:style-name="Table1.D5" office:value-type="string">
            <text:p text:style-name="Standard">11/11/11</text:p>
          </table:table-cell>
        </table:table-row>
        <table:table-row table:style-name="Table1.2">
          <table:table-cell table:style-name="Table1.A5" office:value-type="string">
            <text:p text:style-name="Standard">M2</text:p>
          </table:table-cell>
          <table:table-cell table:style-name="Table1.A5" office:value-type="string">
            <text:p text:style-name="Standard">Revisar Monografia</text:p>
          </table:table-cell>
          <table:table-cell table:style-name="Table1.A5" office:value-type="string">
            <text:p text:style-name="Standard">11/9/11</text:p>
          </table:table-cell>
          <table:table-cell table:style-name="Table1.D5" office:value-type="string">
            <text:p text:style-name="Standard">11/11/11</text:p>
          </table:table-cell>
        </table:table-row>
        <table:table-row table:style-name="Table1.2">
          <table:table-cell table:style-name="Table1.A5" office:value-type="string">
            <text:p text:style-name="Standard"/>
          </table:table-cell>
          <table:table-cell table:style-name="Table1.A5" office:value-type="string">
            <text:p text:style-name="Standard"/>
          </table:table-cell>
          <table:table-cell table:style-name="Table1.A5" office:value-type="string">
            <text:p text:style-name="Standard"/>
          </table:table-cell>
          <table:table-cell table:style-name="Table1.D5" office:value-type="string">
            <text:p text:style-name="Standard"/>
          </table:table-cell>
        </table:table-row>
        <table:table-row table:style-name="Table1.2">
          <table:table-cell table:style-name="Table1.A5" office:value-type="string">
            <text:p text:style-name="Standard"/>
          </table:table-cell>
          <table:table-cell table:style-name="Table1.A5" office:value-type="string">
            <text:p text:style-name="Standard"/>
          </table:table-cell>
          <table:table-cell table:style-name="Table1.A5" office:value-type="string">
            <text:p text:style-name="Standard"/>
          </table:table-cell>
          <table:table-cell table:style-name="Table1.D5" office:value-type="string">
            <text:p text:style-name="Standard"/>
          </table:table-cell>
        </table:table-row>
        <table:table-row table:style-name="Table1.2">
          <table:table-cell table:style-name="Table1.A5" office:value-type="string">
            <text:p text:style-name="Standard"/>
          </table:table-cell>
          <table:table-cell table:style-name="Table1.A5" office:value-type="string">
            <text:p text:style-name="Standard"/>
          </table:table-cell>
          <table:table-cell table:style-name="Table1.A5" office:value-type="string">
            <text:p text:style-name="Standard"/>
          </table:table-cell>
          <table:table-cell table:style-name="Table1.D5" office:value-type="string">
            <text:p text:style-name="Standard"/>
          </table:table-cell>
        </table:table-row>
        <table:table-row table:style-name="Table1.2">
          <table:table-cell table:style-name="Table1.A5" office:value-type="string">
            <text:p text:style-name="Standard"/>
          </table:table-cell>
          <table:table-cell table:style-name="Table1.A5" office:value-type="string">
            <text:p text:style-name="Standard"/>
          </table:table-cell>
          <table:table-cell table:style-name="Table1.A5" office:value-type="string">
            <text:p text:style-name="Standard"/>
          </table:table-cell>
          <table:table-cell table:style-name="Table1.D5" office:value-type="string">
            <text:p text:style-name="Standard"/>
          </table:table-cell>
        </table:table-row>
        <table:table-row table:style-name="Table1.2">
          <table:table-cell table:style-name="Table1.A5" office:value-type="string">
            <text:p text:style-name="Standard"/>
          </table:table-cell>
          <table:table-cell table:style-name="Table1.A5" office:value-type="string">
            <text:p text:style-name="Standard"/>
          </table:table-cell>
          <table:table-cell table:style-name="Table1.A5" office:value-type="string">
            <text:p text:style-name="Standard"/>
          </table:table-cell>
          <table:table-cell table:style-name="Table1.D5" office:value-type="string">
            <text:p text:style-name="Standard"/>
          </table:table-cell>
        </table:table-row>
        <table:table-row table:style-name="Table1.2">
          <table:table-cell table:style-name="Table1.A5" office:value-type="string">
            <text:p text:style-name="Standard"/>
          </table:table-cell>
          <table:table-cell table:style-name="Table1.A5" office:value-type="string">
            <text:p text:style-name="Standard"/>
          </table:table-cell>
          <table:table-cell table:style-name="Table1.A5" office:value-type="string">
            <text:p text:style-name="Standard"/>
          </table:table-cell>
          <table:table-cell table:style-name="Table1.D5" office:value-type="string">
            <text:p text:style-name="Standard"/>
          </table:table-cell>
        </table:table-row>
      </table:table>
      <text:p text:style-name="P2"/>
      <text:h text:style-name="P14" text:outline-level="2">DISTRIBUIÇÃO DE ATIVIDADES No Primeiro Semestre</text:h>
      <text:p text:style-name="infoblue">Apresentar a duração de cada atividade a ser realizada durante o primeiro semestre. Para isto, preencher as colunas enquanto durar cada atividade do cronograma (reparar que uma atividade não precisa ser contínua no tempo). Acertar a quantidade de semanas e sua numeração, de acordo com a duração do trabalho. A entrega dos resultados do primeiro semestre será na segunda semana de junho.</text:p>
      <text:p text:style-name="Standard"/>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column table:style-name="Table2.G" table:number-columns-repeated="4"/>
        <table:table-column table:style-name="Table2.K"/>
        <table:table-column table:style-name="Table2.L"/>
        <table:table-column table:style-name="Table2.M" table:number-columns-repeated="9"/>
        <table:table-row table:style-name="Table2.1">
          <table:table-cell table:style-name="Table2.A1" office:value-type="string">
            <text:p text:style-name="P15"/>
            <text:p text:style-name="P15">Identificação da Atividade</text:p>
          </table:table-cell>
          <table:table-cell table:style-name="Table2.A1" table:number-columns-spanned="20" office:value-type="string">
            <text:p text:style-name="P17">Primeiro Semestre</text:p>
            <text:p text:style-name="P17">Mês/Seman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1" office:value-type="string">
            <text:p text:style-name="P16"/>
          </table:table-cell>
          <table:table-cell table:style-name="Table2.A1" table:number-columns-spanned="4" office:value-type="string">
            <text:p text:style-name="P17">Fev</text:p>
          </table:table-cell>
          <table:covered-table-cell/>
          <table:covered-table-cell/>
          <table:covered-table-cell/>
          <table:table-cell table:style-name="Table2.A1" table:number-columns-spanned="4" office:value-type="string">
            <text:p text:style-name="P17">Mar</text:p>
          </table:table-cell>
          <table:covered-table-cell/>
          <table:covered-table-cell/>
          <table:covered-table-cell/>
          <table:table-cell table:style-name="Table2.A1" table:number-columns-spanned="4" office:value-type="string">
            <text:p text:style-name="P17">Abr</text:p>
          </table:table-cell>
          <table:covered-table-cell/>
          <table:covered-table-cell/>
          <table:covered-table-cell/>
          <table:table-cell table:style-name="Table2.A1" table:number-columns-spanned="4" office:value-type="string">
            <text:p text:style-name="P17">Mai</text:p>
          </table:table-cell>
          <table:covered-table-cell/>
          <table:covered-table-cell/>
          <table:covered-table-cell/>
          <table:table-cell table:style-name="Table2.A1" table:number-columns-spanned="4" office:value-type="string">
            <text:p text:style-name="P17">Jun</text:p>
          </table:table-cell>
          <table:covered-table-cell/>
          <table:covered-table-cell/>
          <table:covered-table-cell/>
        </table:table-row>
        <table:table-row table:style-name="Table2.2">
          <table:table-cell table:style-name="Table2.A1" office:value-type="string">
            <text:p text:style-name="P16"/>
          </table:table-cell>
          <table:table-cell table:style-name="Table2.A1" office:value-type="string">
            <text:p text:style-name="P17">1</text:p>
          </table:table-cell>
          <table:table-cell table:style-name="Table2.A1" office:value-type="string">
            <text:p text:style-name="P17">2</text:p>
          </table:table-cell>
          <table:table-cell table:style-name="Table2.A1" office:value-type="string">
            <text:p text:style-name="P17">3</text:p>
          </table:table-cell>
          <table:table-cell table:style-name="Table2.A1" office:value-type="string">
            <text:p text:style-name="P17">4</text:p>
          </table:table-cell>
          <table:table-cell table:style-name="Table2.A1" office:value-type="string">
            <text:p text:style-name="P17">5</text:p>
          </table:table-cell>
          <table:table-cell table:style-name="Table2.A1" office:value-type="string">
            <text:p text:style-name="P17">6</text:p>
          </table:table-cell>
          <table:table-cell table:style-name="Table2.A1" office:value-type="string">
            <text:p text:style-name="P17">7</text:p>
          </table:table-cell>
          <table:table-cell table:style-name="Table2.A1" office:value-type="string">
            <text:p text:style-name="P17">8</text:p>
          </table:table-cell>
          <table:table-cell table:style-name="Table2.A1" office:value-type="string">
            <text:p text:style-name="P17">9</text:p>
          </table:table-cell>
          <table:table-cell table:style-name="Table2.A1" office:value-type="string">
            <text:p text:style-name="P17">10</text:p>
          </table:table-cell>
          <table:table-cell table:style-name="Table2.A1" office:value-type="string">
            <text:p text:style-name="P17">11</text:p>
          </table:table-cell>
          <table:table-cell table:style-name="Table2.A1" office:value-type="string">
            <text:p text:style-name="P17">12</text:p>
          </table:table-cell>
          <table:table-cell table:style-name="Table2.A1" office:value-type="string">
            <text:p text:style-name="P17">13</text:p>
          </table:table-cell>
          <table:table-cell table:style-name="Table2.A1" office:value-type="string">
            <text:p text:style-name="P17">14</text:p>
          </table:table-cell>
          <table:table-cell table:style-name="Table2.A1" office:value-type="string">
            <text:p text:style-name="P17">15</text:p>
          </table:table-cell>
          <table:table-cell table:style-name="Table2.A1" office:value-type="string">
            <text:p text:style-name="P17">16</text:p>
          </table:table-cell>
          <table:table-cell table:style-name="Table2.A1" office:value-type="string">
            <text:p text:style-name="P17">17</text:p>
          </table:table-cell>
          <table:table-cell table:style-name="Table2.A1" office:value-type="string">
            <text:p text:style-name="P17">18</text:p>
          </table:table-cell>
          <table:table-cell table:style-name="Table2.A1" office:value-type="string">
            <text:p text:style-name="P17">19</text:p>
          </table:table-cell>
          <table:table-cell table:style-name="Table2.A1" office:value-type="string">
            <text:p text:style-name="P17">20</text:p>
          </table:table-cell>
        </table:table-row>
        <table:table-row table:style-name="Table2.2">
          <table:table-cell table:style-name="Table2.A1" office:value-type="string">
            <text:p text:style-name="P19">A1</text:p>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20">X</text:p>
          </table:table-cell>
        </table:table-row>
        <table:table-row table:style-name="Table2.2">
          <table:table-cell table:style-name="Table2.A1" office:value-type="string">
            <text:p text:style-name="P19"/>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row>
        <table:table-row table:style-name="Table2.2">
          <table:table-cell table:style-name="Table2.A1" office:value-type="string">
            <text:p text:style-name="P19"/>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row>
      </table:table>
      <text:p text:style-name="Standard"><text:soft-page-break/></text:p>
      <text:h text:style-name="P14" text:outline-level="2">DISTRIBUIÇÃO DE ATIVIDADES No segundo Semestre</text:h>
      <text:p text:style-name="infoblue">Apresentar a duração de cada atividade a ser realizada durante o primeiro semestre. Para isto, preencher as colunas enquanto durar cada atividade do cronograma (reparar que uma atividade não precisa ser contínua no tempo). Acertar a quantidade de semanas e sua numeração, de acordo com a duração do trabalho. A entrega dos resultados do segundo semestre será na segunda semana de novembro. As defesas ocorrerão a partir da última semana de novembro.</text:p>
      <text:p text:style-name="Standard"/>
      <table:table table:name="Table3" table:style-name="Table3">
        <table:table-column table:style-name="Table3.A"/>
        <table:table-column table:style-name="Table3.B"/>
        <table:table-column table:style-name="Table3.C" table:number-columns-repeated="2"/>
        <table:table-column table:style-name="Table3.E"/>
        <table:table-column table:style-name="Table3.F"/>
        <table:table-column table:style-name="Table3.G" table:number-columns-repeated="4"/>
        <table:table-column table:style-name="Table3.K"/>
        <table:table-column table:style-name="Table3.L"/>
        <table:table-column table:style-name="Table3.M" table:number-columns-repeated="9"/>
        <table:table-row table:style-name="Table3.1">
          <table:table-cell table:style-name="Table3.A1" office:value-type="string">
            <text:p text:style-name="P15"/>
            <text:p text:style-name="P15">Identificação da Atividade</text:p>
          </table:table-cell>
          <table:table-cell table:style-name="Table3.A1" table:number-columns-spanned="20" office:value-type="string">
            <text:p text:style-name="P17">Segundo Semestre</text:p>
            <text:p text:style-name="P17">Mês/Seman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1" office:value-type="string">
            <text:p text:style-name="P16"/>
          </table:table-cell>
          <table:table-cell table:style-name="Table3.A1" table:number-columns-spanned="4" office:value-type="string">
            <text:p text:style-name="P17">Jul</text:p>
          </table:table-cell>
          <table:covered-table-cell/>
          <table:covered-table-cell/>
          <table:covered-table-cell/>
          <table:table-cell table:style-name="Table3.A1" table:number-columns-spanned="4" office:value-type="string">
            <text:p text:style-name="P17">Ago</text:p>
          </table:table-cell>
          <table:covered-table-cell/>
          <table:covered-table-cell/>
          <table:covered-table-cell/>
          <table:table-cell table:style-name="Table3.A1" table:number-columns-spanned="4" office:value-type="string">
            <text:p text:style-name="P17">Set</text:p>
          </table:table-cell>
          <table:covered-table-cell/>
          <table:covered-table-cell/>
          <table:covered-table-cell/>
          <table:table-cell table:style-name="Table3.A1" table:number-columns-spanned="4" office:value-type="string">
            <text:p text:style-name="P17">Out</text:p>
          </table:table-cell>
          <table:covered-table-cell/>
          <table:covered-table-cell/>
          <table:covered-table-cell/>
          <table:table-cell table:style-name="Table3.A1" table:number-columns-spanned="4" office:value-type="string">
            <text:p text:style-name="P17">Nov</text:p>
          </table:table-cell>
          <table:covered-table-cell/>
          <table:covered-table-cell/>
          <table:covered-table-cell/>
        </table:table-row>
        <table:table-row table:style-name="Table3.2">
          <table:table-cell table:style-name="Table3.A1" office:value-type="string">
            <text:p text:style-name="P16"/>
          </table:table-cell>
          <table:table-cell table:style-name="Table3.A1" office:value-type="string">
            <text:p text:style-name="P17">21</text:p>
          </table:table-cell>
          <table:table-cell table:style-name="Table3.A1" office:value-type="string">
            <text:p text:style-name="P17">22</text:p>
          </table:table-cell>
          <table:table-cell table:style-name="Table3.A1" office:value-type="string">
            <text:p text:style-name="P17">23</text:p>
          </table:table-cell>
          <table:table-cell table:style-name="Table3.A1" office:value-type="string">
            <text:p text:style-name="P17">24</text:p>
          </table:table-cell>
          <table:table-cell table:style-name="Table3.A1" office:value-type="string">
            <text:p text:style-name="P17">25</text:p>
          </table:table-cell>
          <table:table-cell table:style-name="Table3.A1" office:value-type="string">
            <text:p text:style-name="P17">26</text:p>
          </table:table-cell>
          <table:table-cell table:style-name="Table3.A1" office:value-type="string">
            <text:p text:style-name="P17">27</text:p>
          </table:table-cell>
          <table:table-cell table:style-name="Table3.A1" office:value-type="string">
            <text:p text:style-name="P17">28</text:p>
          </table:table-cell>
          <table:table-cell table:style-name="Table3.A1" office:value-type="string">
            <text:p text:style-name="P17">29</text:p>
          </table:table-cell>
          <table:table-cell table:style-name="Table3.A1" office:value-type="string">
            <text:p text:style-name="P17">30</text:p>
          </table:table-cell>
          <table:table-cell table:style-name="Table3.A1" office:value-type="string">
            <text:p text:style-name="P17">31</text:p>
          </table:table-cell>
          <table:table-cell table:style-name="Table3.A1" office:value-type="string">
            <text:p text:style-name="P17">32</text:p>
          </table:table-cell>
          <table:table-cell table:style-name="Table3.A1" office:value-type="string">
            <text:p text:style-name="P17">33</text:p>
          </table:table-cell>
          <table:table-cell table:style-name="Table3.A1" office:value-type="string">
            <text:p text:style-name="P17">34</text:p>
          </table:table-cell>
          <table:table-cell table:style-name="Table3.A1" office:value-type="string">
            <text:p text:style-name="P17">35</text:p>
          </table:table-cell>
          <table:table-cell table:style-name="Table3.A1" office:value-type="string">
            <text:p text:style-name="P17">36</text:p>
          </table:table-cell>
          <table:table-cell table:style-name="Table3.A1" office:value-type="string">
            <text:p text:style-name="P17">37</text:p>
          </table:table-cell>
          <table:table-cell table:style-name="Table3.A1" office:value-type="string">
            <text:p text:style-name="P17">38</text:p>
          </table:table-cell>
          <table:table-cell table:style-name="Table3.A1" office:value-type="string">
            <text:p text:style-name="P17">39</text:p>
          </table:table-cell>
          <table:table-cell table:style-name="Table3.A1" office:value-type="string">
            <text:p text:style-name="P17">40</text:p>
          </table:table-cell>
        </table:table-row>
        <table:table-row table:style-name="Table3.2">
          <table:table-cell table:style-name="Table3.A1" office:value-type="string">
            <text:p text:style-name="P19">A1</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20">X</text:p>
          </table:table-cell>
        </table:table-row>
        <table:table-row table:style-name="Table3.2">
          <table:table-cell table:style-name="Table3.A1" office:value-type="string">
            <text:p text:style-name="P19"/>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row>
        <table:table-row table:style-name="Table3.2">
          <table:table-cell table:style-name="Table3.A1" office:value-type="string">
            <text:p text:style-name="P19"/>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row>
      </table:table>
      <text:p text:style-name="Standard"/>
      <text:h text:style-name="P14" text:outline-level="2"><text:bookmark-start text:name="_Toc49663073"/>Resultados Esperados<text:bookmark-end text:name="_Toc49663073"/></text:h>
      <text:p text:style-name="infoblue">Listar os resultados esperados do trabalho. Informar os resultados intermediários. Um determinado resultado é gerado em uma atividade. Uma atividade pode gerar zero ou mais resultados. Associar cada resultado com a respectiva atividade declarada. Para isso, use a identificação da atividade. Ex. relatórios parciais ou finais, protótipos ou documento de especificação. Utilizar símbolos (p.e. R1 ou I) para identificar resultados. Utilizar substantivos para descrever os resultados.</text:p>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Identificação do Resultado</text:p>
          </table:table-cell>
          <table:table-cell table:style-name="Table4.A1" office:value-type="string">
            <text:p text:style-name="P6">Descrição</text:p>
          </table:table-cell>
          <table:table-cell table:style-name="Table4.A1" office:value-type="string">
            <text:p text:style-name="P6">Identificação da Atividade</text:p>
          </table:table-cell>
        </table:table-row>
        <table:table-row table:style-name="Table4.1">
          <table:table-cell table:style-name="Table4.A1" office:value-type="string">
            <text:p text:style-name="Standard">R1</text:p>
          </table:table-cell>
          <table:table-cell table:style-name="Table4.A1" office:value-type="string">
            <text:p text:style-name="Standard">Plano de Trabalho</text:p>
          </table:table-cell>
          <table:table-cell table:style-name="Table4.A1" office:value-type="string">
            <text:p text:style-name="Standard">A1</text:p>
          </table:table-cell>
        </table:table-row>
        <table:table-row table:style-name="Table4.1">
          <table:table-cell table:style-name="Table4.A1" office:value-type="string">
            <text:p text:style-name="Standard">R2</text:p>
          </table:table-cell>
          <table:table-cell table:style-name="Table4.A1" office:value-type="string">
            <text:p text:style-name="Standard">Relatório de Atividades</text:p>
          </table:table-cell>
          <table:table-cell table:style-name="Table4.A1" office:value-type="string">
            <text:p text:style-name="Standard">A1</text:p>
          </table:table-cell>
        </table:table-row>
        <table:table-row table:style-name="Table4.1">
          <table:table-cell table:style-name="Table4.A1" office:value-type="string">
            <text:p text:style-name="Standard">S1</text:p>
          </table:table-cell>
          <table:table-cell table:style-name="Table4.A1" office:value-type="string">
            <text:p text:style-name="Standard">Backlog de Historias</text:p>
          </table:table-cell>
          <table:table-cell table:style-name="Table4.A1" office:value-type="string">
            <text:p text:style-name="Standard">A2</text:p>
          </table:table-cell>
        </table:table-row>
      </table:table>
      <text:p text:style-name="Standard"/>
      <text:h text:style-name="P14" text:outline-level="2">Recursos Humanos</text:h>
      <text:p text:style-name="infoblue">Alencar os recursos humanos, eventualmente, necessários para o desenvolvimento do artefato. Não considerar orientador, co-orientador, cliente e o próprio autor (aluno). No caso do envolvimento de outras pessoas para a avaliação do trabalho, há necessidade de se solicitar aprovação do plano ao Comitê de Ética da PUC-Campinas.</text:p>
      <text:p text:style-name="Standard"/>
      <text:h text:style-name="P14" text:outline-level="2"><text:bookmark-start text:name="_Toc49663077"/>Recursos Materiais<text:bookmark-end text:name="_Toc49663077"/></text:h>
      <text:p text:style-name="infoblue"/>
      <text:p text:style-name="conteudo">MacBook Pro – Computador pessoal</text:p>
      <text:p text:style-name="conteudo">Maquina para servidor – Será utilizada uma VPS, já alugada no webbynode.</text:p>
      <text:p text:style-name="conteudo">Nginx – Servidor http russo, de codigo aberto</text:p>
      <text:p text:style-name="conteudo">Passenger – Gerenciador de aplicações Rails, faz a ponte entre o Nginx e a aplicação rails. Ferramenta com código aberto.</text:p>
      <text:p text:style-name="conteudo">Ruby – Linguagem de programação interpretada. Será utilizada a Maquina virtual MRI 1.9 para desenvolvimento, e a REE para produção. Ambas de código aberto.</text:p>
      <text:p text:style-name="conteudo"><text:soft-page-break/>Ruby on Rails – Framework de desenvolvimento web de código aberto.</text:p>
      <text:p text:style-name="conteudo">LibreOffice – Suite de escritório gratuita, de código aberto.</text:p>
      <text:p text:style-name="infoblue">Detalhar os recursos materiais necessários para a realização do trabalho. Considerar recursos de hardware e software, entre outros, que sejam necessários para o desenvolvimento do artefato, bem como para sua implementação final e sua avaliação, se for o caso.</text:p>
      <text:p text:style-name="infoblue">Descrever a aplicação e finalidade dos recursos materiais. Utilizar referências, sempre que possível.</text:p>
      <text:p text:style-name="infoblue">Haverá sempre a necessidade de computador para o desenvolvimento do artefato computacional. Em geral, os recursos materiais, que sejam software, são ferramentas para o desenvolvimento do artefato. Mas, podem existir aqueles que são hardware ou software que farão parte do artefato.</text:p>
      <text:p text:style-name="Standard"/>
      <text:h text:style-name="P14" text:outline-level="2"><text:bookmark-start text:name="_Toc49663078"/>Utilização dos Recursos Materiais<text:bookmark-end text:name="_Toc49663078"/></text:h>
      <text:p text:style-name="infoblue">Estabelecer onde e quando os recursos materiais serão utilizados (laboratório, em casa, na empresa, etc.; dia e horários semanais).</text:p>
      <text:p text:style-name="infoblue">Indicar se os recursos precisam ser adquiridos, em caso positivo, indicar como serão obtidos.</text:p>
      <text:p text:style-name="Standard"/>
      <text:h text:style-name="P14" text:outline-level="2">Complexidade/DIFICULDADE</text:h>
      <text:p text:style-name="P23"/>
      <text:p text:style-name="conteudo">Plataforma WEB – o projeto será uma aplicaçao web</text:p>
      <text:p text:style-name="conteudo">Multiusuario – O sistema devera permitir mais de um usuario ao mesmo tempo</text:p>
      <text:p text:style-name="conteudo">MuiltiPerfil – Implementar vários niveis de acesso, baseados no perfil do usuario</text:p>
      <text:p text:style-name="conteudo">Envio de arquivos – Dentro de um projeto, poderão ser anexados arquivos diversos.</text:p>
      <text:p text:style-name="conteudo">Comunicação interna – será implementado um sistema de mensagens internas, entre os usuarios do sistema</text:p>
      <text:p text:style-name="conteudo">Controle de versão integrado com GIT – A partir de uma interface web, deverá ser possível acessar o reporitorio GIT, para leitura.</text:p>
      <text:p text:style-name="conteudo">Google calendar – Integrar a agenda do sistema com o Google Calendar.</text:p>
      <text:p text:style-name="conteudo"><text:s/></text:p>
      <text:p text:style-name="infoblue">Identificar e explicar todos os pontos que o trabalho apresenta e que contribuem para sua complexidade ou dificuldade. Aponte quais características tecnológicas, requisitos funcionais ou não funcionais que são complexos de alguma maneira ou lhe trarão dificuldade em sua implementação. Justifique suas colocações. Explique o motivo de cada item apresentado. Uma complexidade pode não ser difícil e uma dificuldade pode não ter complexidade.</text:p>
      <text:p text:style-name="Standard"/>
      <text:h text:style-name="P14" text:outline-level="2">Outras Observações</text:h>
      <text:p text:style-name="infoblue">Incluir qualquer outra informação pertinente que não esteja coberta nos itens anteriores..</text:p>
      <text:p text:style-name="Standard"><text:bookmark-start text:name="_Toc37042835"/></text:p>
      <text:h text:style-name="P14" text:outline-level="2">Referências<text:bookmark-end text:name="_Toc37042835"/></text:h>
      <text:p text:style-name="infoblue">Identificar os documentos que estão citados neste plano. Citações e referências devem seguir do documento de orientação de trabalhos acadêmicos da PUC-Campinas, disponível na área de ftp do orientador.</text:p>
      <text:p text:style-name="P2"/>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pt" fo:country="BR" style:letter-kerning="true" style:font-size-asian="10.5pt" style:language-asian="pt" style:country-asian="BR" style:font-size-complex="12pt" style:language-complex="pt" style:country-complex="BR"/>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pt" fo:country="BR" style:letter-kerning="true" style:font-name-asian="Times New Roman" style:font-size-asian="10.5pt" style:language-asian="pt" style:country-asian="BR" style:font-name-complex="Times New Roman"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pt" fo:country="BR" style:font-size-asian="12pt" style:language-asian="pt" style:country-asian="BR" style:font-size-complex="12pt"/>
    </style:style>
    <style:style style:name="Heading" style:family="paragraph" style:parent-style-name="Standard" style:next-style-name="Text_20_body" style:class="text">
      <style:paragraph-properties fo:text-align="center" style:justify-single-word="false"/>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paragraph-properties fo:keep-with-next="always"/>
      <style:text-properties fo:font-weight="bold" style:font-weight-asian="bold" style:font-weight-complex="bold"/>
    </style:style>
    <style:style style:name="heading_20_2" style:display-name="heading 2" style:family="paragraph" style:parent-style-name="heading_20_1" style:next-style-name="Standard" style:default-outline-level="2" style:list-style-name="">
      <style:paragraph-properties fo:margin-top="0.423cm" fo:margin-bottom="0.106cm" style:line-height-at-least="0.423cm" fo:text-align="justify" style:justify-single-word="false"/>
      <style:text-properties style:font-name="Arial" fo:font-size="11pt" style:font-name-asian="Arial" style:font-size-asian="11pt" style:font-name-complex="Arial" style:font-size-complex="11pt"/>
    </style:style>
    <style:style style:name="heading_20_3" style:display-name="heading 3" style:family="paragraph" style:parent-style-name="Standard" style:next-style-name="Standard" style:default-outline-level="3" style:list-style-name="">
      <style:paragraph-properties fo:margin-top="0.423cm" fo:margin-bottom="0.106cm" fo:keep-with-next="always"/>
      <style:text-properties style:font-name="Arial" fo:font-size="13pt" fo:font-weight="bold" style:font-name-asian="Arial" style:font-size-asian="13pt" style:font-weight-asian="bold" style:font-name-complex="Arial" style:font-size-complex="13pt" style:font-weight-complex="bold"/>
    </style:style>
    <style:style style:name="infoblue" style:family="paragraph" style:parent-style-name="Standard" style:next-style-name="Standard">
      <style:paragraph-properties fo:margin-left="1.27cm" fo:margin-right="0cm" fo:margin-top="0.071cm" fo:margin-bottom="0.212cm" style:line-height-at-least="0.423cm" fo:text-align="justify" style:justify-single-word="false" fo:text-indent="0cm" style:auto-text-indent="false"/>
      <style:text-properties fo:color="#0000ff" style:font-name="Arial" fo:font-size="8pt" fo:font-style="italic" style:font-name-asian="Arial" style:font-size-asian="8pt" style:font-style-asian="italic" style:font-name-complex="Arial" style:font-size-complex="8pt" style:font-style-complex="italic"/>
    </style:style>
    <style:style style:name="footer" style:family="paragraph" style:parent-style-name="Standard">
      <style:paragraph-properties>
        <style:tab-stops>
          <style:tab-stop style:position="7.795cm" style:type="center"/>
          <style:tab-stop style:position="15.589cm" style:type="right"/>
        </style:tab-stops>
      </style:paragraph-properties>
      <style:text-properties style:font-name="Arial" fo:font-size="11pt" style:font-name-asian="Arial" style:font-size-asian="11pt" style:language-asian="en" style:country-asian="US" style:font-name-complex="Arial" style:font-size-complex="11pt"/>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udo" style:family="paragraph" style:parent-style-name="infoblue" style:class="text">
      <style:text-properties fo:color="#000000" fo:font-size="10pt" fo:font-style="normal" style:font-size-asian="10pt" style:font-style-asian="normal" style:font-size-complex="10pt" style:font-style-complex="normal"/>
    </style:style>
    <style:style style:name="infored" style:family="paragraph" style:parent-style-name="infoblue" style:class="text">
      <style:text-properties fo:color="#ff0000" fo:font-size="8pt" style:font-size-asian="8pt" style:font-size-complex="8pt"/>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space-before="0.635cm" text:min-label-width="0.635cm" fo:text-align="center"/>
      </text:list-level-style-number>
      <text:list-level-style-number text:level="2" style:num-suffix="." style:num-format="A" style:num-letter-sync="true">
        <style:list-level-properties text:space-before="1.27cm" text:min-label-width="0.635cm" fo:text-align="center"/>
      </text:list-level-style-number>
      <text:list-level-style-number text:level="3" style:num-suffix="." style:num-format="1">
        <style:list-level-properties text:space-before="1.905cm" text:min-label-width="0.635cm" fo:text-align="center"/>
      </text:list-level-style-number>
      <text:list-level-style-number text:level="4" style:num-suffix=")" style:num-format="a" style:num-letter-sync="true">
        <style:list-level-properties text:space-before="2.54cm" text:min-label-width="0.635cm" fo:text-align="center"/>
      </text:list-level-style-number>
      <text:list-level-style-number text:level="5" style:num-prefix="(" style:num-suffix=")" style:num-format="1">
        <style:list-level-properties text:space-before="3.175cm" text:min-label-width="0.635cm" fo:text-align="center"/>
      </text:list-level-style-number>
      <text:list-level-style-number text:level="6" style:num-prefix="(" style:num-suffix=")" style:num-format="a" style:num-letter-sync="true">
        <style:list-level-properties text:space-before="3.81cm" text:min-label-width="0.635cm" fo:text-align="center"/>
      </text:list-level-style-number>
      <text:list-level-style-number text:level="7" style:num-prefix="(" style:num-suffix=")" style:num-format="i">
        <style:list-level-properties text:space-before="4.445cm" text:min-label-width="0.635cm" fo:text-align="center"/>
      </text:list-level-style-number>
      <text:list-level-style-number text:level="8" style:num-prefix="(" style:num-suffix=")" style:num-format="a" style:num-letter-sync="true">
        <style:list-level-properties text:space-before="5.08cm" text:min-label-width="0.635cm" fo:text-align="center"/>
      </text:list-level-style-number>
      <text:list-level-style-number text:level="9" style:num-prefix="(" style:num-suffix=")" style:num-format="i">
        <style:list-level-properties text:space-before="5.715cm" text:min-label-width="0.635cm" fo:text-align="center"/>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left="0cm" fo:padding-right="0cm" fo:padding-top="0.176cm" fo:padding-bottom="0cm" fo:border-left="none" fo:border-right="none" fo:border-top="0.002cm solid #000000" fo:border-bottom="none">
        <style:tab-stops>
          <style:tab-stop style:position="16.002cm" style:type="right"/>
        </style:tab-stops>
      </style:paragraph-properties>
      <style:text-properties fo:font-size="8pt" fo:font-style="italic" style:font-size-asian="8pt" style:font-style-asian="italic" style:font-size-complex="8pt" style:font-style-complex="italic"/>
    </style:style>
    <style:style style:name="Mfr1" style:family="graphic" style:parent-style-name="Frame">
      <style:graphic-properties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style:page-layout style:name="Mpm1">
      <style:page-layout-properties fo:page-width="21.59cm" fo:page-height="27.94cm" style:num-format="1" style:print-orientation="portrait" fo:margin-top="2.499cm" fo:margin-bottom="1.249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1.27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Mpm1">
      <style:footer>
        <text:p text:style-name="MP1"><draw:frame draw:style-name="Mfr1" draw:name="Frame1" text:anchor-type="paragraph" svg:y="0cm" svg:width="0.688cm" draw:z-index="0"><draw:text-box fo:min-height="0.041cm"><text:p text:style-name="footer"><text:page-number style:num-format="1" text:select-page="current">8</text:page-number></text:p></draw:text-box></draw:frame><text:tab/></text:p>
      </style:footer>
    </style:master-page>
    <style:master-page style:name="Convert_20_1" style:display-name="Convert 1" style:page-layout-name="Mpm2">
      <style:footer>
        <text:p text:style-name="MP1"><draw:frame draw:style-name="Mfr1" draw:name="1" text:anchor-type="paragraph" svg:y="0cm" svg:width="0.688cm" draw:z-index="5"><draw:text-box fo:min-height="0.041cm"><text:p text:style-name="footer"><text:page-number style:num-format="1" text:select-page="current">8</text:page-number></text:p></draw:text-box></draw:frame><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ONTIFÍCIA UNIVERSIDADE CATÓLICA DE CAMPINAS</dc:title>
    <meta:initial-creator>Tobar</meta:initial-creator>
    <meta:creation-date>2009-07-01T16:02:00</meta:creation-date>
    <dc:date>2011-04-14T20:34:43</dc:date>
    <meta:generator>LibreOffice/3.3$Unix OpenOffice.org_project/330m9$Build-1</meta:generator>
    <meta:editing-duration>PT7H56M30S</meta:editing-duration>
    <meta:editing-cycles>15</meta:editing-cycles>
    <meta:document-statistic meta:table-count="4" meta:image-count="0" meta:object-count="0" meta:page-count="8" meta:paragraph-count="270" meta:word-count="2604" meta:character-count="16510"/>
  </office:meta>
</office:document-meta>
</file>